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9.86mm" svg:height="67.2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College of Engineering, Design and Physical Science</text:span></text:p>
      <text:p text:style-name="P2"><text:span text:style-name="T2">Electronic and Computer Engineeri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ssignment</text:span></text:p>
      <text:p text:style-name="P4"><text:span text:style-name="T5"/></text:p>
      <text:p text:style-name="P4"><text:span text:style-name="T6">Intelligent Systems - EE5654/5614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8">Distributed Computing Systems Engineering Msc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10">Author:</text:span><text:span text:style-name="T11"><text:s/><text:tab/><text:tab/>Christoph Gschrey</text:span></text:p>
      <text:p text:style-name="P5"><text:span text:style-name="T11"/></text:p>
      <text:p text:style-name="P5"><text:span text:style-name="T12">Student ID: <text:tab/></text:span><text:span text:style-name="T13">1744871</text:span></text:p>
      <text:p text:style-name="P5"><text:span text:style-name="T14"/></text:p>
      <text:p text:style-name="P5"><text:span text:style-name="T15">Date:</text:span><text:span text:style-name="T16"><text:s/><text:tab/><text:tab/>04. June 2018</text:span></text:p>
      <text:p text:style-name="P5"><text:span text:style-name="T17"/></text:p>
      <text:p text:style-name="P5"><text:span text:style-name="T18">Supervisor:</text:span><text:span text:style-name="T19"><text:s/><text:tab/>Prof. Dr. Maysam Abbo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